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-color="#ffffff" draw:textarea-horizontal-align="center" draw:textarea-vertical-align="middle"/>
    </style:style>
    <style:style style:name="gr3" style:family="graphic" style:parent-style-name="standard">
      <style:graphic-properties draw:textarea-vertical-align="middle" draw:auto-grow-height="false" fo:min-height="0.749cm" fo:min-width="0.499cm"/>
    </style:style>
    <style:style style:name="gr4" style:family="graphic" style:parent-style-name="standard">
      <style:graphic-properties draw:fill-color="#000000" draw:textarea-horizontal-align="center" draw:textarea-vertical-align="middle"/>
    </style:style>
    <style:style style:name="gr5" style:family="graphic" style:parent-style-name="standard">
      <style:graphic-properties svg:stroke-width="0.356cm" draw:marker-start-width="0.838cm" draw:marker-end-width="0.838cm" draw:textarea-horizontal-align="center" draw:textarea-vertical-align="middle" fo:padding-top="0.303cm" fo:padding-bottom="0.303cm" fo:padding-left="0.428cm" fo:padding-right="0.428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  <style:text-properties fo:font-size="48pt"/>
    </style:style>
    <style:style style:name="P2" style:family="paragraph">
      <style:paragraph-properties fo:text-align="center"/>
      <style:text-properties fo:font-size="4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48pt"/>
    </style:style>
    <style:style style:name="P5" style:family="paragraph">
      <style:text-properties fo:font-size="48pt"/>
    </style:style>
    <style:style style:name="T1" style:family="text">
      <style:text-properties fo:font-size="4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style-name="gr1" draw:text-style-name="P2" draw:layer="layout" svg:width="5.123cm" svg:height="2.31cm" svg:x="13.482cm" svg:y="2.394cm">
            <text:p text:style-name="P1"><text:span text:style-name="T1">naw</text:span></text:p>
  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$0 top" draw:handle-range-x-minimum="0" draw:handle-range-x-maximum="5400"/>
            </draw:enhanced-geometry>
          </draw:custom-shape>
          <draw:g>
            <draw:ellipse draw:style-name="gr2" draw:text-style-name="P3" draw:layer="layout" svg:width="2.861cm" svg:height="5.242cm" svg:x="9.389cm" svg:y="1.352cm">
              <text:p/>
            </draw:ellipse>
            <draw:custom-shape draw:style-name="gr3" draw:text-style-name="P3" draw:layer="layout" svg:width="5.04cm" svg:height="5.04cm" svg:x="8.73cm" svg:y="1.174cm">
              <text:p/>
              <draw:enhanced-geometry draw:glue-point-type="segments" draw:type="mso-spt100" draw:modifiers="-29.7169290595024 30.1471009990634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ellipse draw:style-name="gr4" draw:text-style-name="P3" draw:layer="layout" svg:width="0.684cm" svg:height="0.683cm" svg:x="11.592cm" svg:y="1.858cm">
              <text:p/>
            </draw:ellipse>
            <draw:line draw:style-name="gr5" draw:text-style-name="P3" draw:layer="layout" svg:x1="13.618cm" svg:y1="5.074cm" svg:x2="12.428cm" svg:y2="4.365cm">
              <text:p/>
            </draw:line>
            <draw:custom-shape draw:style-name="gr6" draw:text-style-name="P3" draw:layer="layout" svg:width="5.268cm" svg:height="5.495cm" draw:transform="skewX (-0.000174532925199399) rotate (1.5416493282863) translate (8.465cm 6.247cm)">
              <text:p/>
              <draw:enhanced-geometry svg:viewBox="0 0 21600 21600" draw:type="block-arc" draw:modifiers="122.049882450843 9803.30802724393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frame draw:style-name="gr7" draw:text-style-name="P5" draw:layer="layout" svg:width="6.209cm" svg:height="2.22cm" svg:x="2.604cm" svg:y="2.478cm">
            <draw:text-box>
              <text:p text:style-name="P4"><text:span text:style-name="T1">Parse::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9-01-02T11:50:39</meta:creation-date>
    <dc:date>2009-01-02T12:12:06</dc:date>
    <dc:language>en-US</dc:language>
    <meta:editing-cycles>2</meta:editing-cycles>
    <meta:editing-duration>PT6M17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